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loext:opacity="100%" style:font-name="DejaVu Sans" officeooo:rsid="00086c3c" officeooo:paragraph-rsid="00086c3c" style:font-name-asian="DejaVu Sans" style:font-name-complex="DejaVu Sans"/>
    </style:style>
    <style:style style:name="P2" style:family="paragraph" style:parent-style-name="Standard">
      <style:paragraph-properties style:writing-mode="lr-tb"/>
      <style:text-properties fo:color="#000000" loext:opacity="100%" style:font-name="DejaVu Sans" officeooo:rsid="00086c3c" officeooo:paragraph-rsid="00089a7e" style:font-name-asian="DejaVu Sans" style:font-name-complex="DejaVu Sans"/>
    </style:style>
    <style:style style:name="P3" style:family="paragraph" style:parent-style-name="Standard">
      <style:paragraph-properties style:writing-mode="lr-tb"/>
      <style:text-properties fo:color="#000000" loext:opacity="100%" style:font-name="DejaVu Sans" officeooo:rsid="00086c3c" officeooo:paragraph-rsid="00090a6a" style:font-name-asian="DejaVu Sans" style:font-name-complex="DejaVu Sans"/>
    </style:style>
    <style:style style:name="P4" style:family="paragraph" style:parent-style-name="Standard">
      <style:paragraph-properties style:writing-mode="lr-tb"/>
      <style:text-properties fo:color="#000000" loext:opacity="100%" style:font-name="DejaVu Sans" officeooo:rsid="00089a7e" officeooo:paragraph-rsid="00086c3c" style:font-name-asian="DejaVu Sans" style:font-name-complex="DejaVu Sans"/>
    </style:style>
    <style:style style:name="P5" style:family="paragraph" style:parent-style-name="Standard">
      <style:paragraph-properties style:writing-mode="lr-tb"/>
      <style:text-properties fo:color="#000000" loext:opacity="100%" style:font-name="DejaVu Sans" officeooo:rsid="00089a7e" officeooo:paragraph-rsid="00089a7e" style:font-name-asian="DejaVu Sans" style:font-name-complex="DejaVu Sans"/>
    </style:style>
    <style:style style:name="P6" style:family="paragraph" style:parent-style-name="Standard">
      <style:paragraph-properties style:writing-mode="lr-tb"/>
      <style:text-properties fo:color="#000000" loext:opacity="100%" style:font-name="DejaVu Sans" officeooo:rsid="00089a7e" officeooo:paragraph-rsid="0008dad1" style:font-name-asian="DejaVu Sans" style:font-name-complex="DejaVu Sans"/>
    </style:style>
    <style:style style:name="P7" style:family="paragraph" style:parent-style-name="Standard">
      <style:paragraph-properties style:writing-mode="lr-tb"/>
      <style:text-properties fo:color="#000000" loext:opacity="100%" style:font-name="DejaVu Sans" officeooo:rsid="00090a6a" officeooo:paragraph-rsid="000c2468" style:font-name-asian="DejaVu Sans" style:font-name-complex="DejaVu Sans"/>
    </style:style>
    <style:style style:name="P8" style:family="paragraph" style:parent-style-name="Standard">
      <style:paragraph-properties style:writing-mode="lr-tb"/>
      <style:text-properties fo:color="#000000" loext:opacity="100%" style:font-name="DejaVu Sans" officeooo:rsid="000d3f20" officeooo:paragraph-rsid="000c2468" style:font-name-asian="DejaVu Sans" style:font-name-complex="DejaVu Sans"/>
    </style:style>
    <style:style style:name="P9" style:family="paragraph" style:parent-style-name="Standard">
      <style:paragraph-properties style:writing-mode="lr-tb"/>
      <style:text-properties fo:color="#000000" loext:opacity="100%" officeooo:rsid="00086c3c" officeooo:paragraph-rsid="00086c3c"/>
    </style:style>
    <style:style style:name="P10" style:family="paragraph" style:parent-style-name="Standard">
      <style:paragraph-properties style:writing-mode="lr-tb"/>
      <style:text-properties fo:color="#000000" loext:opacity="100%" officeooo:rsid="00089a7e" officeooo:paragraph-rsid="00089a7e"/>
    </style:style>
    <style:style style:name="P11" style:family="paragraph" style:parent-style-name="Standard">
      <style:paragraph-properties style:writing-mode="lr-tb"/>
      <style:text-properties fo:color="#000000" loext:opacity="100%" officeooo:rsid="00089a7e" officeooo:paragraph-rsid="0008dad1"/>
    </style:style>
    <style:style style:name="P12" style:family="paragraph" style:parent-style-name="Standard">
      <style:paragraph-properties style:writing-mode="lr-tb"/>
      <style:text-properties fo:color="#000000" loext:opacity="100%" officeooo:rsid="00089a7e" officeooo:paragraph-rsid="000c2468"/>
    </style:style>
    <style:style style:name="P13" style:family="paragraph" style:parent-style-name="Standard">
      <style:paragraph-properties style:writing-mode="lr-tb"/>
      <style:text-properties fo:color="#000000" loext:opacity="100%" officeooo:paragraph-rsid="00089a7e"/>
    </style:style>
    <style:style style:name="P14" style:family="paragraph" style:parent-style-name="Standard">
      <style:paragraph-properties style:writing-mode="lr-tb"/>
      <style:text-properties fo:color="#000000" loext:opacity="100%" officeooo:rsid="0008dad1" officeooo:paragraph-rsid="0008dad1"/>
    </style:style>
    <style:style style:name="P15" style:family="paragraph" style:parent-style-name="Standard">
      <style:paragraph-properties style:writing-mode="lr-tb"/>
      <style:text-properties fo:color="#000000" loext:opacity="100%" officeooo:rsid="0008dad1" officeooo:paragraph-rsid="00090a6a"/>
    </style:style>
    <style:style style:name="P16" style:family="paragraph" style:parent-style-name="Standard">
      <style:paragraph-properties style:writing-mode="lr-tb"/>
      <style:text-properties fo:color="#000000" loext:opacity="100%" officeooo:rsid="000c2468" officeooo:paragraph-rsid="000c2468"/>
    </style:style>
    <style:style style:name="P17" style:family="paragraph" style:parent-style-name="Standard">
      <style:paragraph-properties style:writing-mode="lr-tb"/>
      <style:text-properties fo:color="#000000" loext:opacity="100%" officeooo:rsid="000e53f6" officeooo:paragraph-rsid="000e53f6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" officeooo:rsid="00086c3c" style:font-name-asian="DejaVu Sans" style:font-name-complex="DejaVu Sans"/>
    </style:style>
    <style:style style:name="T3" style:family="text">
      <style:text-properties style:font-name="DejaVu Sans" officeooo:rsid="00089a7e" style:font-name-asian="DejaVu Sans" style:font-name-complex="DejaVu Sans"/>
    </style:style>
    <style:style style:name="T4" style:family="text">
      <style:text-properties style:font-name="DejaVu Sans" officeooo:rsid="00090a6a" style:font-name-asian="DejaVu Sans" style:font-name-complex="DejaVu Sans"/>
    </style:style>
    <style:style style:name="T5" style:family="text">
      <style:text-properties style:font-name="DejaVu Sans" officeooo:rsid="000c2468" style:font-name-asian="DejaVu Sans" style:font-name-complex="DejaVu Sans"/>
    </style:style>
    <style:style style:name="T6" style:family="text">
      <style:text-properties style:font-name="DejaVu Sans" officeooo:rsid="000d3f20" style:font-name-asian="DejaVu Sans" style:font-name-complex="DejaVu Sans"/>
    </style:style>
    <style:style style:name="T7" style:family="text">
      <style:text-properties style:font-name="DejaVu Sans" officeooo:rsid="000e53f6" style:font-name-asian="DejaVu Sans" style:font-name-complex="DejaVu Sans"/>
    </style:style>
    <style:style style:name="T8" style:family="text">
      <style:text-properties style:font-name="DejaVu Sans" officeooo:rsid="00103d76" style:font-name-asian="DejaVu Sans" style:font-name-complex="DejaVu Sans"/>
    </style:style>
    <style:style style:name="T9" style:family="text">
      <style:text-properties style:font-name="DejaVu Sans" officeooo:rsid="0015760b" style:font-name-asian="DejaVu Sans" style:font-name-complex="DejaVu Sans"/>
    </style:style>
    <style:style style:name="T10" style:family="text">
      <style:text-properties style:font-name="DejaVu Sans" officeooo:rsid="001bd1e1" style:font-name-asian="DejaVu Sans" style:font-name-complex="DejaVu Sans"/>
    </style:style>
    <style:style style:name="T11" style:family="text">
      <style:text-properties style:font-name="DejaVu Sans" officeooo:rsid="00089a7e" fo:background-color="transparent" loext:char-shading-value="0" style:font-name-asian="DejaVu Sans" style:font-name-complex="DejaVu Sans"/>
    </style:style>
    <style:style style:name="T12" style:family="text">
      <style:text-properties fo:color="#ffffff" loext:opacity="100%" style:font-name="DejaVu Sans" officeooo:rsid="00089a7e" fo:background-color="transparent" loext:char-shading-value="0" style:font-name-asian="DejaVu Sans" style:font-name-complex="DejaVu Sans"/>
    </style:style>
    <style:style style:name="T13" style:family="text">
      <style:text-properties fo:color="#ffffff" loext:opacity="100%" style:font-name="DejaVu Sans" officeooo:rsid="00089a7e" style:font-name-asian="DejaVu Sans" style:font-name-complex="DejaVu Sans"/>
    </style:style>
    <style:style style:name="T14" style:family="text">
      <style:text-properties officeooo:rsid="001a91bd"/>
    </style:style>
    <style:style style:name="T15" style:family="text">
      <style:text-properties fo:color="#c9211e" loext:opacity="100%" style:font-name="DejaVu Sans" style:font-name-asian="DejaVu Sans" style:font-name-complex="DejaVu Sans"/>
    </style:style>
    <style:style style:name="T16" style:family="text">
      <style:text-properties fo:color="#c9211e" loext:opacity="100%" style:font-name="DejaVu Sans" officeooo:rsid="00086c3c" style:font-name-asian="DejaVu Sans" style:font-name-complex="DejaVu Sans"/>
    </style:style>
    <style:style style:name="T17" style:family="text">
      <style:text-properties fo:color="#c9211e" loext:opacity="100%" style:font-name="DejaVu Sans" officeooo:rsid="00089a7e" style:font-name-asian="DejaVu Sans" style:font-name-complex="DejaVu Sans"/>
    </style:style>
    <style:style style:name="T18" style:family="text">
      <style:text-properties fo:color="#c9211e" loext:opacity="100%" style:font-name="DejaVu Sans" officeooo:rsid="00090a6a" style:font-name-asian="DejaVu Sans" style:font-name-complex="DejaVu Sans"/>
    </style:style>
    <style:style style:name="T19" style:family="text">
      <style:text-properties fo:color="#ffff00" loext:opacity="100%" style:font-name="DejaVu Sans" officeooo:rsid="00086c3c" style:font-name-asian="DejaVu Sans" style:font-name-complex="DejaVu Sans"/>
    </style:style>
    <style:style style:name="T20" style:family="text">
      <style:text-properties fo:color="#ffff00" loext:opacity="100%" style:font-name="DejaVu Sans" officeooo:rsid="00089a7e" style:font-name-asian="DejaVu Sans" style:font-name-complex="DejaVu Sans"/>
    </style:style>
    <style:style style:name="T21" style:family="text">
      <style:text-properties fo:color="#ffff00" loext:opacity="100%" style:font-name="DejaVu Sans" officeooo:rsid="00090a6a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¬∧∨→</text:p>
      <text:p text:style-name="P1"/>
      <text:p text:style-name="P1">9.1.26</text:p>
      <text:p text:style-name="P1"><text:tab/>Demonstrati legea silogismului: (p→q)→((q→r)→(p→r)) utilizand:</text:p>
      <text:p text:style-name="P1"/>
      <text:p text:style-name="P1">5. o metoda semantica si directa</text:p>
      <text:p text:style-name="P1"/>
      <text:p text:style-name="P1">Rezolvare:</text:p>
      <text:p text:style-name="P1"><text:tab/></text:p>
      <text:p text:style-name="P9"><text:span text:style-name="T1"><text:tab/>Metode posibile: </text:span><text:span text:style-name="T11">Tabela de adevar si FNC</text:span></text:p>
      <text:p text:style-name="P9"><text:span text:style-name="T3"><text:tab/>Metoda utilizata: FNC</text:span></text:p>
      <text:p text:style-name="P4"/>
      <text:p text:style-name="P10"><text:span text:style-name="T1">U≡</text:span><text:span text:style-name="T2">(p→q)→((q→r)→(p→r))</text:span></text:p>
      <text:p text:style-name="P2"/>
      <text:p text:style-name="P13"><text:span text:style-name="T2">P</text:span><text:span text:style-name="T3">asul1: Inlocuim A</text:span><text:span text:style-name="T2">→</text:span><text:span text:style-name="T3">B </text:span><text:span text:style-name="T1">≡</text:span><text:span text:style-name="T3"> </text:span><text:span text:style-name="T2">¬</text:span><text:span text:style-name="T3">A</text:span><text:span text:style-name="T2">∨</text:span><text:span text:style-name="T3">B</text:span></text:p>
      <text:p text:style-name="P5"/>
      <text:p text:style-name="P10"><text:span text:style-name="T1">U≡(</text:span><text:span text:style-name="T2">¬</text:span><text:span text:style-name="T1">p</text:span><text:span text:style-name="T2">∨</text:span><text:span text:style-name="T1">q)</text:span><text:span text:style-name="T2">→</text:span><text:span text:style-name="T1">((</text:span><text:span text:style-name="T2">¬</text:span><text:span text:style-name="T1">q</text:span><text:span text:style-name="T2">∨</text:span><text:span text:style-name="T1">r)</text:span><text:span text:style-name="T2">→</text:span><text:span text:style-name="T1">(</text:span><text:span text:style-name="T2">¬</text:span><text:span text:style-name="T1">p</text:span><text:span text:style-name="T2">∨</text:span><text:span text:style-name="T1">r))</text:span></text:p>
      <text:p text:style-name="P10"><text:span text:style-name="T1">U≡(</text:span><text:span text:style-name="T2">¬</text:span><text:span text:style-name="T1">p</text:span><text:span text:style-name="T2">∨</text:span><text:span text:style-name="T1">q)</text:span><text:span text:style-name="T2">→</text:span><text:span text:style-name="T1">(</text:span><text:span text:style-name="T2">¬</text:span><text:span text:style-name="T1">(</text:span><text:span text:style-name="T2">¬</text:span><text:span text:style-name="T1">q</text:span><text:span text:style-name="T2">∨</text:span><text:span text:style-name="T1">r)</text:span><text:span text:style-name="T2">∨</text:span><text:span text:style-name="T1">(</text:span><text:span text:style-name="T2">¬</text:span><text:span text:style-name="T1">p</text:span><text:span text:style-name="T2">∨</text:span><text:span text:style-name="T1">r))</text:span></text:p>
      <text:p text:style-name="P10"><text:span text:style-name="T1">U≡</text:span><text:span text:style-name="T2">¬</text:span><text:span text:style-name="T1">(</text:span><text:span text:style-name="T2">¬</text:span><text:span text:style-name="T1">p</text:span><text:span text:style-name="T2">∨</text:span><text:span text:style-name="T1">q)</text:span><text:span text:style-name="T2">∨</text:span><text:span text:style-name="T1">(</text:span><text:span text:style-name="T2">¬</text:span><text:span text:style-name="T1">(</text:span><text:span text:style-name="T2">¬</text:span><text:span text:style-name="T1">q</text:span><text:span text:style-name="T2">∨</text:span><text:span text:style-name="T1">r)</text:span><text:span text:style-name="T2">∨</text:span><text:span text:style-name="T1">(</text:span><text:span text:style-name="T2">¬</text:span><text:span text:style-name="T1">p</text:span><text:span text:style-name="T2">∨</text:span><text:span text:style-name="T1">r))</text:span></text:p>
      <text:p text:style-name="P5"/>
      <text:p text:style-name="P5">Pasul2: Aplicarea legilor lui DeMorgan</text:p>
      <text:p text:style-name="P5"/>
      <text:p text:style-name="P11"><text:span text:style-name="T1">U≡(p</text:span><text:span text:style-name="T2">∧¬</text:span><text:span text:style-name="T1">q)</text:span><text:span text:style-name="T2">∨</text:span><text:span text:style-name="T1">((q</text:span><text:span text:style-name="T2">∧¬</text:span><text:span text:style-name="T1">r)</text:span><text:span text:style-name="T2">∨</text:span><text:span text:style-name="T1">(</text:span><text:span text:style-name="T2">¬</text:span><text:span text:style-name="T1">p</text:span><text:span text:style-name="T2">∨</text:span><text:span text:style-name="T1">r))</text:span></text:p>
      <text:p text:style-name="P6"/>
      <text:p text:style-name="P14"><text:span text:style-name="T1">Pasul intermediar: Asociativitatea lui </text:span><text:span text:style-name="T2">∨</text:span></text:p>
      <text:p text:style-name="P4"/>
      <text:p text:style-name="P11"><text:span text:style-name="T1">U≡(p</text:span><text:span text:style-name="T2">∧¬</text:span><text:span text:style-name="T1">q)</text:span><text:span text:style-name="T2">∨</text:span><text:span text:style-name="T1">(q</text:span><text:span text:style-name="T2">∧¬</text:span><text:span text:style-name="T1">r)</text:span><text:span text:style-name="T2">∨¬</text:span><text:span text:style-name="T1">p</text:span><text:span text:style-name="T2">∨</text:span><text:span text:style-name="T1">r</text:span></text:p>
      <text:p text:style-name="P4"/>
      <text:p text:style-name="P15"><text:span text:style-name="T3">P</text:span><text:span text:style-name="T1">asul3: Aplicarea </text:span><text:span text:style-name="T4">distributivitatii lui </text:span><text:span text:style-name="T2">∧ </text:span><text:span text:style-name="T4">fata de </text:span><text:span text:style-name="T2">∨</text:span></text:p>
      <text:p text:style-name="P3"/>
      <text:p text:style-name="P12"><text:span text:style-name="T2">U≡</text:span><text:span text:style-name="T5">(</text:span><text:span text:style-name="T2">(p∨</text:span><text:span text:style-name="T4">q)</text:span><text:span text:style-name="T2">∧</text:span><text:span text:style-name="T4">(p</text:span><text:span text:style-name="T2">∨¬</text:span><text:span text:style-name="T1">r</text:span><text:span text:style-name="T4">)</text:span><text:span text:style-name="T2">∧</text:span><text:span text:style-name="T4">(</text:span><text:span text:style-name="T2">¬</text:span><text:span text:style-name="T1">q</text:span><text:span text:style-name="T2">∨</text:span><text:span text:style-name="T4">q)</text:span><text:span text:style-name="T2">∧</text:span><text:span text:style-name="T4">(</text:span><text:span text:style-name="T2">¬</text:span><text:span text:style-name="T1">q</text:span><text:span text:style-name="T2">∨¬</text:span><text:span text:style-name="T5">r</text:span><text:span text:style-name="T4">)</text:span><text:span text:style-name="T5">)</text:span><text:span text:style-name="T2">∨¬</text:span><text:span text:style-name="T1">p</text:span><text:span text:style-name="T2">∨</text:span><text:span text:style-name="T1">r</text:span></text:p>
      <text:p text:style-name="P16"><text:span text:style-name="T7">FNC(</text:span><text:span text:style-name="T2">U</text:span><text:span text:style-name="T7">)</text:span><text:span text:style-name="T2">≡</text:span><text:span text:style-name="T1">(</text:span><text:span text:style-name="T16">p</text:span><text:span text:style-name="T2">∨</text:span><text:span text:style-name="T4">q</text:span><text:span text:style-name="T2">∨</text:span><text:span text:style-name="T16">¬</text:span><text:span text:style-name="T17">p</text:span><text:span text:style-name="T2">∨</text:span><text:span text:style-name="T3">r</text:span><text:span text:style-name="T1">)</text:span><text:span text:style-name="T2">∧</text:span><text:span text:style-name="T4">(</text:span><text:span text:style-name="T21">p</text:span><text:span text:style-name="T2">∨</text:span><text:span text:style-name="T16">¬</text:span><text:span text:style-name="T17">r</text:span><text:span text:style-name="T2">∨</text:span><text:span text:style-name="T19">¬</text:span><text:span text:style-name="T20">p</text:span><text:span text:style-name="T2">∨</text:span><text:span text:style-name="T17">r</text:span><text:span text:style-name="T4">)</text:span><text:span text:style-name="T2">∧</text:span><text:span text:style-name="T4">(</text:span><text:span text:style-name="T16">¬</text:span><text:span text:style-name="T17">q</text:span><text:span text:style-name="T2">∨</text:span><text:span text:style-name="T18">q</text:span><text:span text:style-name="T2">∨¬</text:span><text:span text:style-name="T3">p</text:span><text:span text:style-name="T2">∨</text:span><text:span text:style-name="T3">r</text:span><text:span text:style-name="T4">)</text:span><text:span text:style-name="T2">∧</text:span><text:span text:style-name="T4">(</text:span><text:span text:style-name="T2">¬</text:span><text:span text:style-name="T3">q</text:span><text:span text:style-name="T2">∨</text:span><text:span text:style-name="T16">¬</text:span><text:span text:style-name="T15">r</text:span><text:span text:style-name="T2">∨¬</text:span><text:span text:style-name="T3">p</text:span><text:span text:style-name="T2">∨</text:span><text:span text:style-name="T17">r</text:span><text:span text:style-name="T4">) </text:span></text:p>
      <text:p text:style-name="P7"/>
      <text:p text:style-name="P8"/>
      <text:p text:style-name="P17"><text:span text:style-name="T6">C</text:span><text:span text:style-name="T1">oncluzie: Deoarece toate </text:span><text:span text:style-name="T8">clauzele sunt vali</text:span><text:span text:style-name="T9">d</text:span><text:span text:style-name="T8">e </text:span><text:span text:style-name="T10">(fiecare contine o pereche de literali opusi)</text:span><text:span text:style-name="T8"> formula U este tautologie, s-a demonstrat legea silogismulu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ans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7:37:44.880860406</meta:creation-date>
    <dc:date>2021-11-25T08:19:49.356629831</dc:date>
    <meta:editing-duration>PT15H10M41S</meta:editing-duration>
    <meta:editing-cycles>9</meta:editing-cycles>
    <meta:generator>LibreOffice/7.1.6.2$Linux_X86_64 LibreOffice_project/10$Build-2</meta:generator>
    <meta:document-statistic meta:table-count="0" meta:image-count="0" meta:object-count="0" meta:page-count="1" meta:paragraph-count="21" meta:word-count="76" meta:character-count="720" meta:non-whitespace-character-count="659"/>
  </office:meta>
</office:document-meta>
</file>